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8.034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0.338cm" style:rel-column-width="37571*"/>
    </style:style>
    <style:style style:name="Table1.B" style:family="table-column">
      <style:table-column-properties style:column-width="7.696cm" style:rel-column-width="27963*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8cm 0.018cm 0.018cm" fo:padding="0cm" fo:border-left="none" fo:border-right="none" fo:border-top="none" fo:border-bottom="1.5pt double #000000" style:writing-mode="lr-tb"/>
    </style:style>
    <style:style style:name="Table1.B1" style:family="table-cell">
      <style:table-cell-properties style:vertical-align="bottom" style:border-line-width-bottom="0.018cm 0.018cm 0.018cm" fo:padding="0cm" fo:border-left="none" fo:border-right="none" fo:border-top="none" fo:border-bottom="1.5pt double #000000" style:writing-mode="lr-tb"/>
    </style:style>
    <style:style style:name="Table2" style:family="table">
      <style:table-properties style:width="18.034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688cm" style:rel-column-width="13401*"/>
    </style:style>
    <style:style style:name="Table2.B" style:family="table-column">
      <style:table-column-properties style:column-width="5.516cm" style:rel-column-width="20041*"/>
    </style:style>
    <style:style style:name="Table2.C" style:family="table-column">
      <style:table-column-properties style:column-width="3.082cm" style:rel-column-width="11200*"/>
    </style:style>
    <style:style style:name="Table2.D" style:family="table-column">
      <style:table-column-properties style:column-width="5.749cm" style:rel-column-width="2089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cm" fo:padding-top="0.254cm" fo:padding-bottom="0.025cm" fo:border="none" style:writing-mode="lr-tb"/>
    </style:style>
    <style:style style:name="Table2.A3" style:family="table-cell">
      <style:table-cell-properties fo:padding-left="0cm" fo:padding-right="0cm" fo:padding-top="0.025cm" fo:padding-bottom="0.025cm" fo:border="none" style:writing-mode="lr-tb"/>
    </style:style>
    <style:style style:name="Table2.6" style:family="table-row">
      <style:table-row-properties style:min-row-height="0.758cm" fo:keep-together="auto"/>
    </style:style>
    <style:style style:name="Table3" style:family="table">
      <style:table-properties style:width="18.034cm" style:rel-width="100%" fo:margin-left="0cm" fo:margin-top="0cm" fo:margin-bottom="0cm" table:align="left" style:writing-mode="page"/>
    </style:style>
    <style:style style:name="Table3.A" style:family="table-column">
      <style:table-column-properties style:column-width="2.859cm" style:rel-column-width="10387*"/>
    </style:style>
    <style:style style:name="Table3.B" style:family="table-column">
      <style:table-column-properties style:column-width="8.767cm" style:rel-column-width="31856*"/>
    </style:style>
    <style:style style:name="Table3.C" style:family="table-column">
      <style:table-column-properties style:column-width="2.335cm" style:rel-column-width="8487*"/>
    </style:style>
    <style:style style:name="Table3.D" style:family="table-column">
      <style:table-column-properties style:column-width="4.073cm" style:rel-column-width="1480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034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9.366cm" style:rel-column-width="34038*"/>
    </style:style>
    <style:style style:name="Table4.B" style:family="table-column">
      <style:table-column-properties style:column-width="5.398cm" style:rel-column-width="19615*"/>
    </style:style>
    <style:style style:name="Table4.C" style:family="table-column">
      <style:table-column-properties style:column-width="3.27cm" style:rel-column-width="1188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cm" fo:border="none" style:writing-mode="lr-tb"/>
    </style:style>
    <style:style style:name="Table4.A2" style:family="table-cell">
      <style:table-cell-properties fo:padding="0cm" fo:border="none" style:writing-mode="lr-tb"/>
    </style:style>
    <style:style style:name="Table4.B2" style:family="table-cell">
      <style:table-cell-properties fo:padding="0cm" fo:border="none" style:writing-mode="lr-tb"/>
    </style:style>
    <style:style style:name="Table4.C2" style:family="table-cell">
      <style:table-cell-properties fo:padding="0cm" fo:border="none" style:writing-mode="lr-tb"/>
    </style:style>
    <style:style style:name="Table4.A3" style:family="table-cell">
      <style:table-cell-properties fo:padding="0cm" fo:border="none" style:writing-mode="lr-tb"/>
    </style:style>
    <style:style style:name="Table4.B3" style:family="table-cell">
      <style:table-cell-properties fo:padding="0cm" fo:border="none" style:writing-mode="lr-tb"/>
    </style:style>
    <style:style style:name="Table4.C3" style:family="table-cell">
      <style:table-cell-properties fo:padding="0cm" fo:border="none" style:writing-mode="lr-tb"/>
    </style:style>
    <style:style style:name="Table4.A4" style:family="table-cell">
      <style:table-cell-properties fo:padding-left="0cm" fo:padding-right="0cm" fo:padding-top="0cm" fo:padding-bottom="0.508cm" fo:border="none" style:writing-mode="lr-tb"/>
    </style:style>
    <style:style style:name="Table4.B4" style:family="table-cell">
      <style:table-cell-properties fo:padding-left="0cm" fo:padding-right="0cm" fo:padding-top="0cm" fo:padding-bottom="0.508cm" fo:border="none" style:writing-mode="lr-tb"/>
    </style:style>
    <style:style style:name="Table4.C4" style:family="table-cell">
      <style:table-cell-properties fo:padding-left="0cm" fo:padding-right="0cm" fo:padding-top="0cm" fo:padding-bottom="0.508cm" fo:border="none" style:writing-mode="lr-tb"/>
    </style:style>
    <style:style style:name="Table5" style:family="table">
      <style:table-properties style:width="18.034cm" style:rel-width="100%" fo:margin-left="0cm" fo:margin-top="0cm" fo:margin-bottom="0cm" table:align="left" style:writing-mode="page"/>
    </style:style>
    <style:style style:name="Table5.A" style:family="table-column">
      <style:table-column-properties style:column-width="2.859cm" style:rel-column-width="10387*"/>
    </style:style>
    <style:style style:name="Table5.B" style:family="table-column">
      <style:table-column-properties style:column-width="8.767cm" style:rel-column-width="31856*"/>
    </style:style>
    <style:style style:name="Table5.C" style:family="table-column">
      <style:table-column-properties style:column-width="2.335cm" style:rel-column-width="8487*"/>
    </style:style>
    <style:style style:name="Table5.D" style:family="table-column">
      <style:table-column-properties style:column-width="4.073cm" style:rel-column-width="14802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cm" fo:border-left="none" fo:border-right="none" fo:border-top="0.5pt solid #000000" fo:border-bottom="none"/>
    </style:style>
    <style:style style:name="Table6" style:family="table">
      <style:table-properties style:width="18.034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9.366cm" style:rel-column-width="34038*"/>
    </style:style>
    <style:style style:name="Table6.B" style:family="table-column">
      <style:table-column-properties style:column-width="5.398cm" style:rel-column-width="19615*"/>
    </style:style>
    <style:style style:name="Table6.C" style:family="table-column">
      <style:table-column-properties style:column-width="3.27cm" style:rel-column-width="1188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A2" style:family="table-cell">
      <style:table-cell-properties fo:padding="0cm" fo:border="none" style:writing-mode="lr-tb"/>
    </style:style>
    <style:style style:name="Table6.B2" style:family="table-cell">
      <style:table-cell-properties fo:padding="0cm" fo:border="none" style:writing-mode="lr-tb"/>
    </style:style>
    <style:style style:name="Table6.C2" style:family="table-cell">
      <style:table-cell-properties fo:padding="0cm" fo:border="none" style:writing-mode="lr-tb"/>
    </style:style>
    <style:style style:name="Table6.A3" style:family="table-cell">
      <style:table-cell-properties fo:padding="0cm" fo:border="none" style:writing-mode="lr-tb"/>
    </style:style>
    <style:style style:name="Table6.B3" style:family="table-cell">
      <style:table-cell-properties fo:padding="0cm" fo:border="none" style:writing-mode="lr-tb"/>
    </style:style>
    <style:style style:name="Table6.C3" style:family="table-cell">
      <style:table-cell-properties fo:padding="0cm" fo:border="none" style:writing-mode="lr-tb"/>
    </style:style>
    <style:style style:name="Table6.A4" style:family="table-cell">
      <style:table-cell-properties fo:padding-left="0cm" fo:padding-right="0cm" fo:padding-top="0cm" fo:padding-bottom="0.508cm" fo:border="none" style:writing-mode="lr-tb"/>
    </style:style>
    <style:style style:name="Table6.B4" style:family="table-cell">
      <style:table-cell-properties fo:padding-left="0cm" fo:padding-right="0cm" fo:padding-top="0cm" fo:padding-bottom="0.508cm" fo:border="none" style:writing-mode="lr-tb"/>
    </style:style>
    <style:style style:name="Table6.C4" style:family="table-cell">
      <style:table-cell-properties fo:padding-left="0cm" fo:padding-right="0cm" fo:padding-top="0cm" fo:padding-bottom="0.508cm" fo:border="none" style:writing-mode="lr-tb"/>
    </style:style>
    <style:style style:name="Table7" style:family="table">
      <style:table-properties style:width="18.034cm" style:rel-width="100%" fo:margin-left="0cm" fo:margin-top="0cm" fo:margin-bottom="0cm" table:align="left" style:writing-mode="page"/>
    </style:style>
    <style:style style:name="Table7.A" style:family="table-column">
      <style:table-column-properties style:column-width="2.859cm" style:rel-column-width="10387*"/>
    </style:style>
    <style:style style:name="Table7.B" style:family="table-column">
      <style:table-column-properties style:column-width="8.767cm" style:rel-column-width="31856*"/>
    </style:style>
    <style:style style:name="Table7.C" style:family="table-column">
      <style:table-column-properties style:column-width="2.335cm" style:rel-column-width="8487*"/>
    </style:style>
    <style:style style:name="Table7.D" style:family="table-column">
      <style:table-column-properties style:column-width="4.073cm" style:rel-column-width="14802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2" style:family="paragraph" style:parent-style-name="No_20_Spacing">
      <style:text-properties style:font-name="Arial" style:font-name-complex="Arial1"/>
    </style:style>
    <style:style style:name="P3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4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Heading_20_2">
      <style:paragraph-properties fo:margin-top="0.106cm" fo:margin-bottom="0.106cm" style:contextual-spacing="false" fo:line-height="115%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7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8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officeooo:rsid="001f5d60" officeooo:paragraph-rsid="001f5d6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9" style:family="paragraph" style:parent-style-name="List_20_Paragraph" style:list-style-name="WWNum7">
      <style:paragraph-properties fo:margin-left="0.499cm" fo:margin-top="0.106cm" fo:margin-bottom="0.106cm" style:contextual-spacing="true" fo:line-height="115%" fo:text-align="start" style:justify-single-word="false" fo:orphans="2" fo:widows="2" fo:text-indent="-0.499cm" style:auto-text-indent="false"/>
      <style:text-properties style:font-name="Arial" fo:font-size="9.5pt" fo:language="en" fo:country="US" officeooo:rsid="001f5d60" officeooo:paragraph-rsid="001f5d6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0" style:family="paragraph" style:parent-style-name="Standard">
      <loext:graphic-properties draw:fill="solid" draw:fill-color="#365f91"/>
      <style:paragraph-properties fo:line-height="115%" fo:background-color="#365f91" fo:padding-left="0.141cm" fo:padding-right="0.141cm" fo:padding-top="0.035cm" fo:padding-bottom="0.494cm" fo:border="0.51pt solid #000000" style:shadow="none"/>
    </style:style>
    <style:style style:name="P11" style:family="paragraph" style:parent-style-name="Standard">
      <style:paragraph-properties fo:margin-top="0.141cm" fo:margin-bottom="0cm" style:contextual-spacing="false" fo:text-align="center" style:justify-single-word="false" fo:orphans="2" fo:widows="2"/>
      <style:text-properties fo:color="#1f497d" loext:opacity="100%" style:font-name="Arial" fo:font-size="9.5pt" fo:language="en" fo:country="US" style:letter-kerning="false" style:font-name-asian="ＭＳ Ｐゴシック" style:font-size-asian="9.5pt" style:language-asian="en" style:country-asian="US" style:font-name-complex="Arial1" style:font-size-complex="9.5pt" style:language-complex="ar" style:country-complex="SA">
        <loext:char-complex-color loext:theme-type="dark2" loext:color-type="theme"/>
      </style:text-properties>
    </style:style>
    <style:style style:name="P12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3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4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paragraph-rsid="001f5d6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5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1f5d60" officeooo:paragraph-rsid="001f5d6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6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1f5d60" officeooo:paragraph-rsid="001f5d6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7" style:family="paragraph" style:parent-style-name="Standard">
      <style:text-properties style:font-name-complex="Arial1"/>
    </style:style>
    <style:style style:name="P18" style:family="paragraph" style:parent-style-name="Standard">
      <style:text-properties officeooo:rsid="001f5d60" officeooo:paragraph-rsid="001f5d60"/>
    </style:style>
    <style:style style:name="P19" style:family="paragraph" style:parent-style-name="Title">
      <style:paragraph-properties fo:text-align="start" style:justify-single-word="false" fo:orphans="2" fo:widows="2"/>
      <style:text-properties fo:color="#1f497d" loext:opacity="100%" style:font-name="Arial" fo:font-size="14pt" fo:language="en" fo:country="US" fo:font-weight="normal" style:letter-kerning="true" style:font-size-asian="14pt" style:language-asian="en" style:country-asian="US" style:font-weight-asian="normal" style:font-name-complex="Arial1" style:font-size-complex="16pt" style:language-complex="ar" style:country-complex="SA" style:font-style-complex="italic" style:font-weight-complex="bold">
        <loext:char-complex-color loext:theme-type="dark2" loext:color-type="theme"/>
      </style:text-properties>
    </style:style>
    <style:style style:name="P20" style:family="paragraph" style:parent-style-name="Title">
      <style:paragraph-properties fo:text-align="start" style:justify-single-word="false" fo:orphans="2" fo:widows="2"/>
      <style:text-properties fo:language="en" fo:country="US" style:language-asian="en" style:country-asian="US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loext:opacity="100%" fo:font-size="14pt" fo:font-weight="bold" style:font-size-asian="14pt" style:font-weight-asian="bold" style:font-name-complex="Arial1" style:font-size-complex="14pt" style:font-weight-complex="bold">
        <loext:char-complex-color loext:theme-type="light1" loext:color-type="theme"/>
      </style:text-properties>
    </style:style>
    <style:style style:name="T3" style:family="text">
      <style:text-properties fo:color="#ffffff" loext:opacity="100%" fo:font-size="14pt" style:font-size-asian="14pt" style:font-name-complex="Arial1" style:font-size-complex="14pt">
        <loext:char-complex-color loext:theme-type="light1" loext:color-type="theme"/>
      </style:text-properties>
    </style:style>
    <style:style style:name="T4" style:family="text">
      <style:text-properties fo:color="#1f497d" loext:opacity="100%" style:font-name="Arial" style:font-name-complex="Arial1">
        <loext:char-complex-color loext:theme-type="dark2" loext:color-type="theme"/>
      </style:text-properties>
    </style:style>
    <style:style style:name="T5" style:family="text">
      <style:text-properties fo:color="#1f497d" loext:opacity="100%" style:font-name="Arial" fo:font-weight="normal" style:font-weight-asian="normal" style:font-name-complex="Arial1" style:font-weight-complex="bold">
        <loext:char-complex-color loext:theme-type="dark2" loext:color-type="theme"/>
      </style:text-properties>
    </style:style>
    <style:style style:name="T6" style:family="text">
      <style:text-properties fo:color="#1f497d" loext:opacity="100%" style:font-name="Arial" fo:font-size="14pt" fo:font-weight="normal" style:letter-kerning="true" style:font-size-asian="14pt" style:font-weight-asian="normal" style:font-name-complex="Arial1" style:font-size-complex="16pt" style:font-style-complex="italic" style:font-weight-complex="bold">
        <loext:char-complex-color loext:theme-type="dark2" loext:color-type="theme"/>
      </style:text-properties>
    </style:style>
    <style:style style:name="T7" style:family="text">
      <style:text-properties fo:color="#1f497d" loext:opacity="100%" style:font-name="Arial" fo:font-size="14pt" style:letter-kerning="true" style:font-size-asian="14pt" style:font-name-complex="Arial1" style:font-size-complex="16pt" style:font-style-complex="italic">
        <loext:char-complex-color loext:theme-type="dark2" loext:color-type="theme"/>
      </style:text-properties>
    </style:style>
    <style:style style:name="T8" style:family="text">
      <style:text-properties fo:color="#1f497d" loext:opacity="100%" style:font-name="Arial" fo:font-style="normal" style:font-style-asian="normal" style:font-name-complex="Arial1" style:font-style-complex="italic">
        <loext:char-complex-color loext:theme-type="dark2" loext:color-type="theme"/>
      </style:text-properties>
    </style:style>
    <style:style style:name="T9" style:family="text">
      <style:text-properties fo:color="#1f497d" loext:opacity="100%" style:font-name-complex="Arial1">
        <loext:char-complex-color loext:theme-type="dark2" loext:color-type="theme"/>
      </style:text-properties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officeooo:rsid="001f5d60" style:font-name-complex="Arial1"/>
    </style:style>
    <style:style style:name="T12" style:family="text">
      <style:text-properties style:font-name-complex="Arial1"/>
    </style:style>
    <style:style style:name="T13" style:family="text">
      <style:text-properties officeooo:rsid="001f5d60" style:font-name-complex="Arial1"/>
    </style:style>
    <style:style style:name="T14" style:family="text">
      <style:text-properties officeooo:rsid="0020e26d" style:font-name-complex="Arial1"/>
    </style:style>
    <style:style style:name="T15" style:family="text">
      <style:text-properties fo:font-weight="bold" style:font-weight-asian="bold" style:font-name-complex="Arial1" style:font-weight-complex="bold"/>
    </style:style>
    <style:style style:name="T16" style:family="text">
      <style:text-properties officeooo:rsid="001f5d60"/>
    </style:style>
    <style:style style:name="T17" style:family="text">
      <style:text-properties officeooo:rsid="0020e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2"/></text:p>
      <text:p text:style-name="Title" loext:marker-style-name="T4"><text:span text:style-name="T4">Practical Project - Iteration 1</text:span><text:span text:style-name="T4"/></text:p>
      <text:p text:style-name="Title" loext:marker-style-name="T5"><text:span text:style-name="T5">Group Meeting Report</text:span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 loext:marker-style-name="T6"/>
            <text:p text:style-name="P20" loext:marker-style-name="T10"><text:span text:style-name="T7">Notice of Meeting and Agenda</text:span><text:span text:style-name="T7"/></text:p>
          </table:table-cell>
          <table:table-cell table:style-name="Table1.B1" office:value-type="string">
            <text:h text:style-name="P3" text:outline-level="3" loext:marker-style-name="T10"><text:span text:style-name="T10"><text:s/></text:span><text:span text:style-name="T11">11/03/2026 :</text:span><loext:content-control loext:showing-place-holder="true" loext:plain-text="true" loext:id="2006626827"><text:span text:style-name="T10">Date</text:span></loext:content-control></text:h>
            <text:h text:style-name="P3" text:outline-level="3" loext:marker-style-name="T10"><text:span text:style-name="T10"><text:s/></text:span><text:span text:style-name="T11">10:00am : </text:span><loext:content-control loext:showing-place-holder="true" loext:plain-text="true" loext:alias="Time" loext:tag="Time" loext:id="807176113"><text:span text:style-name="T10">Time</text:span></loext:content-control></text:h>
            <text:h text:style-name="P3" text:outline-level="3" loext:marker-style-name="T10"><text:span text:style-name="T11">In-class :</text:span><loext:content-control loext:showing-place-holder="true" loext:plain-text="true" loext:alias="Location" loext:tag="Location" loext:id="807176140"><text:span text:style-name="T10">Location</text:span></loext:content-control></text:h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 loext:marker-style-name="T9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6" text:outline-level="2" loext:marker-style-name="T10"><text:span text:style-name="T10">Sponsor:</text:span><text:span text:style-name="T10"/></text:h>
          </table:table-cell>
          <table:table-cell table:style-name="Table2.A1" office:value-type="string">
            <text:p text:style-name="P12" loext:marker-style-name="T12"><text:span text:style-name="T12">John Jamieson</text:span><text:span text:style-name="T12"/></text:p>
          </table:table-cell>
          <table:table-cell table:style-name="Table2.A1" office:value-type="string">
            <text:h text:style-name="P6" text:outline-level="2" loext:marker-style-name="T10"><text:span text:style-name="T10">Name of Group:</text:span><text:span text:style-name="T10"/></text:h>
          </table:table-cell>
          <table:table-cell table:style-name="Table2.A1" office:value-type="string">
            <text:p text:style-name="P15" loext:marker-style-name="T12"><text:span text:style-name="T12">Future Trunks</text:span></text:p>
          </table:table-cell>
        </table:table-row>
        <table:table-row table:style-name="Table2.1">
          <table:table-cell table:style-name="Table2.A3" office:value-type="string">
            <text:h text:style-name="P6" text:outline-level="2" loext:marker-style-name="T10"><text:span text:style-name="T10">Group Lead:</text:span><text:span text:style-name="T10"/></text:h>
          </table:table-cell>
          <table:table-cell table:style-name="Table2.A3" office:value-type="string">
            <text:p text:style-name="P15" loext:marker-style-name="T12"><text:span text:style-name="T12">Euan</text:span></text:p>
          </table:table-cell>
          <table:table-cell table:style-name="Table2.A3" office:value-type="string">
            <text:h text:style-name="P6" text:outline-level="2" loext:marker-style-name="T10"><loext:content-control loext:showing-place-holder="true" loext:id="795647141"><text:span text:style-name="T10">Note taker:</text:span></loext:content-control></text:h>
          </table:table-cell>
          <table:table-cell table:style-name="Table2.A3" office:value-type="string">
            <text:p text:style-name="P15" loext:marker-style-name="T12"><text:span text:style-name="T12">Austin</text:span></text:p>
          </table:table-cell>
        </table:table-row>
        <table:table-row table:style-name="Table2.1">
          <table:table-cell table:style-name="Table2.A3" office:value-type="string">
            <text:p text:style-name="P12" loext:marker-style-name="T12"><loext:content-control loext:showing-place-holder="true" loext:id="1643469904"><text:span text:style-name="T15">Attendees:</text:span></loext:content-control></text:p>
          </table:table-cell>
          <table:table-cell table:style-name="Table2.A3" table:number-columns-spanned="3" office:value-type="string">
            <text:p text:style-name="P15" loext:marker-style-name="T12"><text:span text:style-name="T12">Austin, Euan</text:span></text:p>
          </table:table-cell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" loext:marker-style-name="T15"><text:span text:style-name="T15">Absent:</text:span></text:p>
          </table:table-cell>
          <table:table-cell table:style-name="Table2.A3" table:number-columns-spanned="3" office:value-type="string">
            <text:p text:style-name="P15" loext:marker-style-name="T12"><text:span text:style-name="T12">Zaine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2" loext:marker-style-name="T15"><loext:content-control loext:showing-place-holder="true" loext:id="681237791"><text:span text:style-name="T15">Please bring:</text:span></loext:content-control></text:p>
          </table:table-cell>
          <table:table-cell table:style-name="Table2.A3" table:number-columns-spanned="3" office:value-type="string">
            <text:p text:style-name="P12" loext:marker-style-name="T12"><text:span text:style-name="T12">Laptop</text:span><text:span text:style-name="T12"/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2" loext:marker-style-name="T15"><text:span text:style-name="T15">Agenda items:</text:span><text:span text:style-name="T15"/></text:p>
          </table:table-cell>
          <table:table-cell table:style-name="Table2.A3" table:number-columns-spanned="3" office:value-type="string">
            <text:list text:style-name="WWNum7">
              <text:list-item>
                <text:p text:style-name="P9" loext:marker-style-name="T12"><text:span text:style-name="T12">Persona</text:span></text:p>
              </text:list-item>
              <text:list-item>
                <text:p text:style-name="P9" loext:marker-style-name="T12"><text:span text:style-name="T12">Github</text:span></text:p>
              </text:list-item>
            </text:list>
          </table:table-cell>
          <table:covered-table-cell/>
          <table:covered-table-cell/>
        </table:table-row>
      </table:table>
      <text:h text:style-name="P5" text:outline-level="1" loext:marker-style-name="T10"><loext:content-control loext:showing-place-holder="true" loext:plain-text="true" loext:id="-2901889"><text:span text:style-name="T8">Minutes</text:span></loext:content-control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2" text:outline-level="2" loext:marker-style-name="T10"><text:bookmark text:name="MinuteItems"/><text:span text:style-name="T10">Agenda Item 1:</text:span><text:span text:style-name="T10"/></text:h>
          </table:table-cell>
          <table:table-cell table:style-name="Table3.A1" office:value-type="string">
            <text:p text:style-name="P18" loext:marker-style-name="T12"><text:span text:style-name="T12">Personas</text:span></text:p>
          </table:table-cell>
          <table:table-cell table:style-name="Table3.A1" office:value-type="string">
            <text:h text:style-name="Heading_20_2" text:outline-level="2" loext:marker-style-name="T10"><loext:content-control loext:showing-place-holder="true" loext:id="1737199064"><text:span text:style-name="T10">Presenter:</text:span></loext:content-control></text:h>
          </table:table-cell>
          <table:table-cell table:style-name="Table3.A1" office:value-type="string">
            <text:p text:style-name="P18" loext:marker-style-name="T12"><text:span text:style-name="T12">Euan</text:span></text:p>
          </table:table-cell>
        </table:table-row>
      </table:table>
      <text:h text:style-name="Heading_20_4" text:outline-level="4" loext:marker-style-name="T12"><loext:content-control loext:showing-place-holder="true" loext:id="-391195506"><text:span text:style-name="T12">Discussion:</text:span></loext:content-control></text:h>
      <text:p text:style-name="Standard" loext:marker-style-name="T12"><text:span text:style-name="T13">We as a group discussed potential users and how likely they are to use the e-commerce (tech) site. We decided on 3 set personas, 1 Regular user, </text:span><loext:content-control loext:plain-text="true" loext:id="807176261"><text:span text:style-name="T13">1 Occasional user, and a Negative user to contrast all user experiences.</text:span><text:span text:style-name="T16"/></loext:content-control></text:p>
      <text:h text:style-name="Heading_20_4" text:outline-level="4" loext:marker-style-name="T12"><loext:content-control loext:showing-place-holder="true" loext:id="1574465788"><text:span text:style-name="T12">Conclusions:</text:span></loext:content-control></text:h>
      <text:p text:style-name="Standard" loext:marker-style-name="T12"><loext:content-control loext:plain-text="true" loext:id="-1653514351"><text:span text:style-name="T13">On going process till all personas are documented and uploaded.</text:span><text:span text:style-name="T16"/></loext:content-control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h text:style-name="P7" text:outline-level="2" loext:marker-style-name="T10"><loext:content-control loext:showing-place-holder="true" loext:id="-1717032099"><text:span text:style-name="T10">Action items</text:span><text:bookmark text:name="MinutePersonResponsible"/></loext:content-control></text:h>
            </table:table-cell>
            <table:table-cell table:style-name="Table4.A1" office:value-type="string">
              <text:h text:style-name="P7" text:outline-level="2" loext:marker-style-name="T10"><loext:content-control loext:showing-place-holder="true" loext:id="-319821758"><text:span text:style-name="T10">Person responsible</text:span><text:bookmark text:name="MinuteDeadline"/></loext:content-control></text:h>
            </table:table-cell>
            <table:table-cell table:style-name="Table4.A1" office:value-type="string">
              <text:h text:style-name="P7" text:outline-level="2" loext:marker-style-name="T10"><loext:content-control loext:showing-place-holder="true" loext:id="433413345"><text:span text:style-name="T10">Deadline</text:span></loext:content-control></text:h>
            </table:table-cell>
          </table:table-row>
        </table:table-header-rows>
        <table:table-row table:style-name="Table4.1">
          <table:table-cell table:style-name="Table4.A2" office:value-type="string">
            <text:list text:style-name="WWNum3">
              <text:list-item>
                <text:p text:style-name="P8" loext:marker-style-name="T12"><text:span text:style-name="T12">Discuss potential personas and why.</text:span></text:p>
              </text:list-item>
            </text:list>
          </table:table-cell>
          <table:table-cell table:style-name="Table4.B2" office:value-type="string">
            <text:p text:style-name="P13" loext:marker-style-name="T12"><loext:content-control loext:id="353314519"><text:span text:style-name="T13">ALL</text:span></loext:content-control></text:p>
          </table:table-cell>
          <table:table-cell table:style-name="Table4.C2" office:value-type="string">
            <text:p text:style-name="P16" loext:marker-style-name="T12"><text:span text:style-name="T12">19/03/2026</text:span></text:p>
          </table:table-cell>
        </table:table-row>
        <table:table-row table:style-name="Table4.1">
          <table:table-cell table:style-name="Table4.A3" office:value-type="string">
            <text:list text:continue-numbering="true" text:style-name="WWNum3">
              <text:list-item>
                <text:p text:style-name="P8" loext:marker-style-name="T12"><text:span text:style-name="T12">Decide who will be allocated which persona to develop.</text:span></text:p>
              </text:list-item>
            </text:list>
          </table:table-cell>
          <table:table-cell table:style-name="Table4.B3" office:value-type="string">
            <text:p text:style-name="P16" loext:marker-style-name="T12"><text:span text:style-name="T12">ALL</text:span></text:p>
          </table:table-cell>
          <table:table-cell table:style-name="Table4.C3" office:value-type="string">
            <text:p text:style-name="P16" loext:marker-style-name="T12"><text:span text:style-name="T12">19/03/2026</text:span></text:p>
          </table:table-cell>
        </table:table-row>
        <table:table-row table:style-name="Table4.1">
          <table:table-cell table:style-name="Table4.A4" office:value-type="string">
            <text:list text:continue-numbering="true" text:style-name="WWNum3">
              <text:list-item>
                <text:p text:style-name="P8" loext:marker-style-name="T12"><text:span text:style-name="T12">Review and discuss personas.</text:span></text:p>
              </text:list-item>
            </text:list>
          </table:table-cell>
          <table:table-cell table:style-name="Table4.B4" office:value-type="string">
            <text:p text:style-name="P16" loext:marker-style-name="T12"><text:span text:style-name="T12">ALL</text:span></text:p>
          </table:table-cell>
          <table:table-cell table:style-name="Table4.C4" office:value-type="string">
            <text:p text:style-name="P14" loext:marker-style-name="T12"><loext:content-control loext:showing-place-holder="true" loext:id="-1354030449"><text:bookmark text:name="MinuteTopicSection"/><text:span text:style-name="T13">19/03/2026</text:span></loext:content-control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h text:style-name="Heading_20_2" text:outline-level="2" loext:marker-style-name="T10"><text:span text:style-name="T10">Agenda Item 2:</text:span></text:h>
          </table:table-cell>
          <table:table-cell table:style-name="Table5.A1" office:value-type="string">
            <text:p text:style-name="P18" loext:marker-style-name="T12">Github</text:p>
          </table:table-cell>
          <table:table-cell table:style-name="Table5.A1" office:value-type="string">
            <text:h text:style-name="Heading_20_2" text:outline-level="2" loext:marker-style-name="T10"><loext:content-control loext:showing-place-holder="true" loext:id="1072624145"><text:span text:style-name="T10">Presenter:</text:span></loext:content-control></text:h>
          </table:table-cell>
          <table:table-cell table:style-name="Table5.A1" office:value-type="string">
            <text:p text:style-name="Standard" loext:marker-style-name="T12"><loext:content-control loext:id="-572357552"><text:span text:style-name="T13">Euan</text:span></loext:content-control></text:p>
          </table:table-cell>
        </table:table-row>
      </table:table>
      <text:h text:style-name="Heading_20_4" text:outline-level="4" loext:marker-style-name="T12"><loext:content-control loext:showing-place-holder="true" loext:id="1495455185"><text:span text:style-name="T12">Discussion:</text:span></loext:content-control></text:h>
      <text:p text:style-name="Standard" loext:marker-style-name="T12"><loext:content-control loext:showing-place-holder="true" loext:plain-text="true" loext:id="275993325"><text:span text:style-name="T12">To get started right away, just tap any placeholder text (such as this) and start typing to replace it with your own.</text:span></loext:content-control></text:p>
      <text:h text:style-name="Heading_20_4" text:outline-level="4" loext:marker-style-name="T12"><loext:content-control loext:showing-place-holder="true" loext:id="-1295436725"><text:span text:style-name="T12">Conclusions:</text:span></loext:content-control></text:h>
      <text:p text:style-name="Standard" loext:marker-style-name="T12"><loext:content-control loext:showing-place-holder="true" loext:plain-text="true" loext:id="1699276047"><text:span text:style-name="T12">Enter conclusions here.</text:span></loext:content-control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 table:style-name="Table6.1">
            <table:table-cell table:style-name="Table6.A1" office:value-type="string">
              <text:h text:style-name="P7" text:outline-level="2" loext:marker-style-name="T10"><loext:content-control loext:showing-place-holder="true" loext:id="1576775990"><text:span text:style-name="T10">Action items</text:span></loext:content-control></text:h>
            </table:table-cell>
            <table:table-cell table:style-name="Table6.A1" office:value-type="string">
              <text:h text:style-name="P7" text:outline-level="2" loext:marker-style-name="T10"><loext:content-control loext:showing-place-holder="true" loext:id="-778569795"><text:span text:style-name="T10">Person responsible</text:span></loext:content-control></text:h>
            </table:table-cell>
            <table:table-cell table:style-name="Table6.A1" office:value-type="string">
              <text:h text:style-name="P7" text:outline-level="2" loext:marker-style-name="T10"><loext:content-control loext:showing-place-holder="true" loext:id="-1974196117"><text:span text:style-name="T10">Deadline</text:span></loext:content-control></text:h>
            </table:table-cell>
          </table:table-row>
        </table:table-header-rows>
        <table:table-row table:style-name="Table6.1">
          <table:table-cell table:style-name="Table6.A2" office:value-type="string">
            <text:list text:continue-numbering="true" text:style-name="WWNum3">
              <text:list-item>
                <text:p text:style-name="P8" loext:marker-style-name="T12"><text:span text:style-name="T12">Uploading any work</text:span></text:p>
              </text:list-item>
            </text:list>
          </table:table-cell>
          <table:table-cell table:style-name="Table6.B2" office:value-type="string">
            <text:p text:style-name="P16" loext:marker-style-name="T12"><text:span text:style-name="T12">All</text:span></text:p>
          </table:table-cell>
          <table:table-cell table:style-name="Table6.C2" office:value-type="string">
            <text:p text:style-name="P16" loext:marker-style-name="T12"><text:span text:style-name="T12">19/03/2026</text:span></text:p>
          </table:table-cell>
        </table:table-row>
        <table:table-row table:style-name="Table6.1">
          <table:table-cell table:style-name="Table6.A3" office:value-type="string">
            <text:list text:continue-numbering="true" text:style-name="WWNum3">
              <text:list-item>
                <text:p text:style-name="P8" loext:marker-style-name="T12"><text:span text:style-name="T12">Group reviews and overlook of complete work.</text:span></text:p>
              </text:list-item>
            </text:list>
          </table:table-cell>
          <table:table-cell table:style-name="Table6.B3" office:value-type="string">
            <text:p text:style-name="P16" loext:marker-style-name="T12"><text:span text:style-name="T12">All</text:span></text:p>
          </table:table-cell>
          <table:table-cell table:style-name="Table6.C3" office:value-type="string">
            <text:p text:style-name="P16" loext:marker-style-name="T12"><text:span text:style-name="T12">19/03/2026</text:span></text:p>
          </table:table-cell>
        </table:table-row>
        <table:table-row table:style-name="Table6.1">
          <table:table-cell table:style-name="Table6.A4" office:value-type="string">
            <text:list text:continue-numbering="true" text:style-name="WWNum3">
              <text:list-item>
                <text:p text:style-name="P8" loext:marker-style-name="T12"><text:span text:style-name="T12">Setup progress report markdown for personal and group reports.</text:span></text:p>
              </text:list-item>
            </text:list>
          </table:table-cell>
          <table:table-cell table:style-name="Table6.B4" office:value-type="string">
            <text:p text:style-name="P16" loext:marker-style-name="T12"><text:span text:style-name="T12">Euan</text:span></text:p>
          </table:table-cell>
          <table:table-cell table:style-name="Table6.C4" office:value-type="string">
            <text:p text:style-name="P14" loext:marker-style-name="T12"><loext:content-control loext:showing-place-holder="true" loext:id="1592043662"><text:span text:style-name="T13">19/03/2026</text:span></loext:content-control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h text:style-name="Heading_20_2" text:outline-level="2" loext:marker-style-name="T10"><text:span text:style-name="T10"/></text:h>
          </table:table-cell>
          <table:table-cell table:style-name="Table7.A1" office:value-type="string">
            <text:p text:style-name="Standard" loext:marker-style-name="T12"><text:span text:style-name="T12"/></text:p>
          </table:table-cell>
          <table:table-cell table:style-name="Table7.A1" office:value-type="string">
            <text:h text:style-name="Heading_20_2" text:outline-level="2" loext:marker-style-name="T10"><text:span text:style-name="T10"/></text:h>
          </table:table-cell>
          <table:table-cell table:style-name="Table7.A1" office:value-type="string">
            <text:p text:style-name="Standard" loext:marker-style-name="T12"><text:span text:style-name="T12"/></text:p>
          </table:table-cell>
        </table:table-row>
      </table:table>
      <text:h text:style-name="P5" text:outline-level="1" loext:marker-style-name="T4"><loext:content-control loext:showing-place-holder="true" loext:id="-1794281877"><text:span text:style-name="T8">Other Information</text:span></loext:content-control></text:h>
      <text:h text:style-name="Heading_20_4" text:outline-level="4" loext:marker-style-name="T12"><loext:content-control loext:showing-place-holder="true" loext:id="-671956156"><text:span text:style-name="T12">Resources:</text:span></loext:content-control></text:h>
      <text:p text:style-name="Standard" loext:marker-style-name="T12"><loext:content-control loext:plain-text="true" loext:id="-1742867320"><text:span text:style-name="T14">Github.com<text:line-break/>Persona Template on Moodle</text:span><text:span text:style-name="T17"/></loext:content-control></text:p>
      <text:h text:style-name="Heading_20_4" text:outline-level="4" loext:marker-style-name="T12"><text:span text:style-name="T12">Date of next meeting:</text:span><text:span text:style-name="T12"/></text:h>
      <text:p text:style-name="Standard" loext:marker-style-name="T12"><loext:content-control loext:plain-text="true" loext:id="1712002868"><text:span text:style-name="T13">18/03/2026</text:span><text:span text:style-name="T16"/></loext:content-control></text:p>
      <text:p text:style-name="P17" loext:marker-style-name="T12"/>
      <text:p text:style-name="P17" loext:marker-style-name="T12"/>
      <text:p text:style-name="P2" loext:marker-style-name="T10"/>
      <text:p text:style-name="P2" loext:marker-style-name="T10"/>
      <text:p text:style-name="P17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41cm" style:contextual-spacing="false"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 fo:keep-with-next="always"/>
      <style:text-properties style:font-name="Arial" fo:font-family="Arial" style:font-family-generic="roman" style:font-pitch="variable" fo:font-size="14pt" fo:font-style="italic" fo:font-weight="bold" style:letter-kerning="true" style:font-name-asian="ＭＳ Ｐゴシック" style:font-family-asian="'ＭＳ Ｐゴシック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212cm" style:contextual-spacing="false" fo:text-align="end" style:justify-single-word="false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size-complex="11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353cm" fo:margin-bottom="0.212cm" style:contextual-spacing="false" fo:keep-with-next="always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list-style-name="WWNum3" style:class="list">
      <style:paragraph-properties fo:margin-top="0.141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/>
    </style:style>
    <style:style style:name="Title" style:family="paragraph" style:parent-style-name="Standard" loext:linked-style-name="Title_20_Char" style:class="chapter">
      <style:paragraph-properties fo:margin-top="0cm" fo:margin-bottom="0.282cm" style:contextual-spacing="true"/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.141cm" fo:margin-bottom="0.141cm" style:contextual-spacing="tru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1f497d" loext:opacity="100%" style:font-name="Arial" fo:font-family="Arial" style:font-family-generic="roman" style:font-pitch="variable" fo:font-size="11pt" fo:font-weight="bold" style:font-name-asian="ＭＳ Ｐゴシック" style:font-family-asian="'ＭＳ Ｐゴシック'" style:font-family-generic-asian="system" style:font-pitch-asian="variable" style:font-size-asian="11pt" style:language-asian="ja" style:country-asian="JP" style:font-weight-asian="bold" style:font-name-complex="Times New Roman" style:font-family-complex="'Times New Roman'" style:font-family-generic-complex="system" style:font-pitch-complex="variable" style:font-size-complex="11pt" style:font-weight-complex="bold">
        <loext:char-complex-color loext:theme-type="dark2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 loext:linked-style-name="Heading_20_4">
      <style:text-properties fo:font-weight="bold" style:font-weight-asian="bold"/>
    </style:style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roman" style:font-pitch="variable" fo:font-size="9.5pt" style:font-size-asian="9.5pt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fo:font-size="9.5pt" style:font-size-asian="9.5pt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59cm" fo:page-height="27.94cm" style:num-format="1" style:print-orientation="portrait" fo:margin-top="1.778cm" fo:margin-bottom="1.143cm" fo:margin-left="1.778cm" fo:margin-right="1.778cm" style:writing-mode="lr-tb" style:layout-grid-color="#c0c0c0" style:layout-grid-lines="53" style:layout-grid-base-height="0.4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  <style:footer-first>
        <text:p text:style-name="MP1"/>
        <text:p text:style-name="MP1" loext:marker-style-name="MT1">ITPM5.248 Agile Projects<text:tab/>Page <text:span text:style-name="MT1"><text:page-number text:select-page="current">1</text:page-number></text:span><text:s/>of <text:span text:style-name="MT1"><text:page-count>2</text:page-count></text:span></text:p>
        <text:p text:style-name="MP1">Minutes of Meeting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6</meta:editing-cycles>
    <meta:creation-date>2021-08-05T00:04:00</meta:creation-date>
    <dc:date>2026-03-17T14:32:12.038610054</dc:date>
    <meta:editing-duration>PT17M27S</meta:editing-duration>
    <meta:generator>LibreOffice/24.2.7.2$Linux_X86_64 LibreOffice_project/420$Build-2</meta:generator>
    <meta:document-statistic meta:table-count="7" meta:image-count="0" meta:object-count="0" meta:page-count="2" meta:paragraph-count="72" meta:word-count="228" meta:character-count="1418" meta:non-whitespace-character-count="1237"/>
    <meta:user-defined meta:name="AppVersion">16.0000</meta:user-defined>
    <meta:user-defined meta:name="ContentTypeId">0x01010021FF3BF40CCD11489C7593694C95B5EE</meta:user-defined>
    <meta:template xlink:type="simple" xlink:actuate="onRequest" xlink:title="Informal meeting minutes.dotx" xlink:href=""/>
  </office:meta>
</office:document-meta>
</file>